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b450" officeooo:paragraph-rsid="0013b450"/>
    </style:style>
    <style:style style:name="P2" style:family="paragraph" style:parent-style-name="Standard">
      <style:text-properties officeooo:rsid="0013b450" officeooo:paragraph-rsid="0015360d"/>
    </style:style>
    <style:style style:name="P3" style:family="paragraph" style:parent-style-name="Standard">
      <style:text-properties officeooo:rsid="0013b450" officeooo:paragraph-rsid="00163752"/>
    </style:style>
    <style:style style:name="P4" style:family="paragraph" style:parent-style-name="Standard">
      <style:text-properties officeooo:rsid="0013b450" officeooo:paragraph-rsid="001761d1"/>
    </style:style>
    <style:style style:name="P5" style:family="paragraph" style:parent-style-name="Standard">
      <style:text-properties officeooo:rsid="0013b450" officeooo:paragraph-rsid="001dcca6"/>
    </style:style>
    <style:style style:name="P6" style:family="paragraph" style:parent-style-name="Standard">
      <style:text-properties officeooo:rsid="0013b450" officeooo:paragraph-rsid="001ead75"/>
    </style:style>
    <style:style style:name="P7" style:family="paragraph" style:parent-style-name="Standard">
      <style:text-properties officeooo:rsid="0013b450" officeooo:paragraph-rsid="00213605"/>
    </style:style>
    <style:style style:name="P8" style:family="paragraph" style:parent-style-name="Standard">
      <style:text-properties officeooo:rsid="0013b450" officeooo:paragraph-rsid="0021e9f7"/>
    </style:style>
    <style:style style:name="P9" style:family="paragraph" style:parent-style-name="Standard">
      <style:text-properties officeooo:rsid="001761d1" officeooo:paragraph-rsid="001761d1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aa48f" officeooo:paragraph-rsid="001aa48f" style:font-weight-asian="bold" style:font-weight-complex="bold"/>
    </style:style>
    <style:style style:name="P11" style:family="paragraph" style:parent-style-name="Standard">
      <style:text-properties officeooo:rsid="00160f57" officeooo:paragraph-rsid="00163752"/>
    </style:style>
    <style:style style:name="P12" style:family="paragraph" style:parent-style-name="Standard">
      <style:text-properties officeooo:rsid="00160f57" officeooo:paragraph-rsid="001761d1"/>
    </style:style>
    <style:style style:name="P13" style:family="paragraph" style:parent-style-name="Standard">
      <style:text-properties officeooo:rsid="0015360d" officeooo:paragraph-rsid="00163752"/>
    </style:style>
    <style:style style:name="P14" style:family="paragraph" style:parent-style-name="Standard">
      <style:text-properties officeooo:rsid="001f1e68" officeooo:paragraph-rsid="001f1e68"/>
    </style:style>
    <style:style style:name="P15" style:family="paragraph" style:parent-style-name="Standard">
      <style:text-properties officeooo:rsid="001e8450" officeooo:paragraph-rsid="001e8450"/>
    </style:style>
    <style:style style:name="P16" style:family="paragraph" style:parent-style-name="Standard">
      <style:text-properties officeooo:rsid="00231a70" officeooo:paragraph-rsid="00231a70"/>
    </style:style>
    <style:style style:name="P17" style:family="paragraph" style:parent-style-name="Standard">
      <style:text-properties officeooo:rsid="00231a70" officeooo:paragraph-rsid="0024a66b"/>
    </style:style>
    <style:style style:name="P18" style:family="paragraph" style:parent-style-name="Standard">
      <style:text-properties style:text-underline-style="none" fo:font-weight="normal" officeooo:rsid="001aa48f" officeooo:paragraph-rsid="0025cee3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aa48f" officeooo:paragraph-rsid="002f9cf4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756cd" officeooo:paragraph-rsid="002756cd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756cd" officeooo:paragraph-rsid="0028774a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8774a" officeooo:paragraph-rsid="0028774a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f9cf4" officeooo:paragraph-rsid="002f9cf4" style:font-weight-asian="normal" style:font-weight-complex="normal"/>
    </style:style>
    <style:style style:name="P24" style:family="paragraph" style:parent-style-name="Standard">
      <style:text-properties officeooo:rsid="0021e9f7" officeooo:paragraph-rsid="0021e9f7"/>
    </style:style>
    <style:style style:name="P2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aa48f" officeooo:paragraph-rsid="001aa48f" style:font-weight-asian="bold" style:font-weight-complex="bold"/>
    </style:style>
    <style:style style:name="P2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aa48f" officeooo:paragraph-rsid="00213605" style:font-weight-asian="bold" style:font-weight-complex="bold"/>
    </style:style>
    <style:style style:name="P2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aa48f" officeooo:paragraph-rsid="0025cee3" style:font-weight-asian="bold" style:font-weight-complex="bold"/>
    </style:style>
    <style:style style:name="P2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aa48f" officeooo:paragraph-rsid="002f9cf4" style:font-weight-asian="bold" style:font-weight-complex="bold"/>
    </style:style>
    <style:style style:name="P29" style:family="paragraph" style:parent-style-name="Standard">
      <style:text-properties style:text-underline-style="none" fo:font-weight="normal" officeooo:rsid="002f9cf4" officeooo:paragraph-rsid="002f9cf4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340149" officeooo:paragraph-rsid="00340149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35144b" officeooo:paragraph-rsid="0035144b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35c95f" officeooo:paragraph-rsid="0035c95f" style:font-weight-asian="normal" style:font-weight-complex="normal"/>
    </style:style>
    <style:style style:name="P3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35144b" officeooo:paragraph-rsid="0035144b" style:font-weight-asian="bold" style:font-weight-complex="bold"/>
    </style:style>
    <style:style style:name="T1" style:family="text">
      <style:text-properties officeooo:rsid="0015360d"/>
    </style:style>
    <style:style style:name="T2" style:family="text">
      <style:text-properties officeooo:rsid="00160f57"/>
    </style:style>
    <style:style style:name="T3" style:family="text">
      <style:text-properties officeooo:rsid="00163752"/>
    </style:style>
    <style:style style:name="T4" style:family="text">
      <style:text-properties officeooo:rsid="001761d1"/>
    </style:style>
    <style:style style:name="T5" style:family="text">
      <style:text-properties officeooo:rsid="00190d9b"/>
    </style:style>
    <style:style style:name="T6" style:family="text">
      <style:text-properties officeooo:rsid="001dcca6"/>
    </style:style>
    <style:style style:name="T7" style:family="text">
      <style:text-properties officeooo:rsid="001e8450"/>
    </style:style>
    <style:style style:name="T8" style:family="text">
      <style:text-properties officeooo:rsid="001ead75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f1e68"/>
    </style:style>
    <style:style style:name="T11" style:family="text">
      <style:text-properties officeooo:rsid="00213605"/>
    </style:style>
    <style:style style:name="T12" style:family="text">
      <style:text-properties officeooo:rsid="0021e9f7"/>
    </style:style>
    <style:style style:name="T13" style:family="text">
      <style:text-properties officeooo:rsid="00231a70"/>
    </style:style>
    <style:style style:name="T14" style:family="text">
      <style:text-properties officeooo:rsid="0024a66b"/>
    </style:style>
    <style:style style:name="T15" style:family="text">
      <style:text-properties officeooo:rsid="0025cee3"/>
    </style:style>
    <style:style style:name="T16" style:family="text">
      <style:text-properties officeooo:rsid="0028774a"/>
    </style:style>
    <style:style style:name="T17" style:family="text">
      <style:text-properties officeooo:rsid="0029fd45"/>
    </style:style>
    <style:style style:name="T18" style:family="text">
      <style:text-properties officeooo:rsid="002b66e3"/>
    </style:style>
    <style:style style:name="T19" style:family="text">
      <style:text-properties officeooo:rsid="002f9cf4"/>
    </style:style>
    <style:style style:name="T20" style:family="text">
      <style:text-properties officeooo:rsid="0032d8cd"/>
    </style:style>
    <style:style style:name="T21" style:family="text">
      <style:text-properties officeooo:rsid="0035144b"/>
    </style:style>
    <style:style style:name="T22" style:family="text">
      <style:text-properties officeooo:rsid="003661b1"/>
    </style:style>
    <style:style style:name="T2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JER 1</text:p>
      <text:p text:style-name="P1">METODO isWorldInString (s String,r String) DEVUELDE BOOLEAN</text:p>
      <text:p text:style-name="P1"/>
      <text:p text:style-name="P1"><text:tab/><text:span text:style-name="T3">x,longs,y,longr ENTERO</text:span></text:p>
      <text:p text:style-name="P1"><text:tab/><text:span text:style-name="T3">encontrado BOOLEAN </text:span></text:p>
      <text:p text:style-name="P3"><text:tab/></text:p>
      <text:p text:style-name="P11"><text:tab/>encontrado=TRUE //inicializo booleano</text:p>
      <text:p text:style-name="P3"><text:tab/>x<text:span text:style-name="T1">=0</text:span> //<text:span text:style-name="T2">recorre s</text:span></text:p>
      <text:p text:style-name="P13"><text:tab/>y=0 //recorre r</text:p>
      <text:p text:style-name="P11"><text:tab/>s1=s.toLowercase() //cadena que comparo</text:p>
      <text:p text:style-name="P2"><text:tab/><text:span text:style-name="T3">longs=s.length()-1 //longitud de cadena s</text:span></text:p>
      <text:p text:style-name="P1"><text:tab/>r<text:span text:style-name="T3">1</text:span>=r.toLowerCase()<text:span text:style-name="T1"> //cadena que va a ser comparado</text:span></text:p>
      <text:p text:style-name="P1"><text:tab/><text:span text:style-name="T3">longr=r.length()-1 //longitud de cadena r</text:span></text:p>
      <text:p text:style-name="P1"><text:tab/></text:p>
      <text:p text:style-name="P1"><text:tab/></text:p>
      <text:p text:style-name="P1"/>
      <text:p text:style-name="P1"><text:tab/><text:span text:style-name="T1">MIENTRAS x &lt; longs AND encontrado == TRUE</text:span></text:p>
      <text:p text:style-name="P1"/>
      <text:p text:style-name="P4"><text:tab/><text:tab/>//<text:span text:style-name="T4">ver si carácter de s está en r</text:span></text:p>
      <text:p text:style-name="P4"/>
      <text:p text:style-name="P12"><text:tab/><text:tab/>MIENTRAS y &lt; longr AND s1.charAt(x) != r1.charAt(y)</text:p>
      <text:p text:style-name="P1"><text:tab/><text:tab/><text:tab/><text:span text:style-name="T4">y++</text:span></text:p>
      <text:p text:style-name="P1"><text:tab/><text:tab/><text:span text:style-name="T4">FIN MIENTRAS</text:span></text:p>
      <text:p text:style-name="P1"/>
      <text:p text:style-name="P4"><text:tab/><text:tab/><text:span text:style-name="T4">SI (s1.charAt(x) != r1.charAt(y))</text:span></text:p>
      <text:p text:style-name="P4"><text:tab/><text:tab/><text:tab/><text:span text:style-name="T4">encontrado = FALSE</text:span></text:p>
      <text:p text:style-name="P4"><text:tab/><text:tab/><text:span text:style-name="T4">FIN SI</text:span></text:p>
      <text:p text:style-name="P1"><text:tab/><text:tab/><text:span text:style-name="T4">x++</text:span></text:p>
      <text:p text:style-name="P1"/>
      <text:p text:style-name="P1"><text:tab/><text:span text:style-name="T4">FIN MIENTRAS</text:span></text:p>
      <text:p text:style-name="P1"/>
      <text:p text:style-name="P1"><text:tab/><text:span text:style-name="T5">DEVOLVER encontrado</text:span></text:p>
      <text:p text:style-name="P9">FIN</text:p>
      <text:p text:style-name="P25">EJER 2</text:p>
      <text:p text:style-name="P5">METODO <text:span text:style-name="T6">myReplace</text:span> (<text:span text:style-name="T6">new</text:span> String,<text:span text:style-name="T6">old</text:span> String,<text:span text:style-name="T6">total String</text:span>) DEVUELDE <text:span text:style-name="T6">STRING</text:span></text:p>
      <text:p text:style-name="P5"/>
      <text:p text:style-name="P5"><text:tab/><text:span text:style-name="T6">pos=0 ENTERO</text:span></text:p>
      <text:p text:style-name="P5"><text:tab/><text:span text:style-name="T8">longold ENTERo</text:span></text:p>
      <text:p text:style-name="P5"><text:tab/><text:span text:style-name="T7">aux=”” <text:s/>STRING</text:span></text:p>
      <text:p text:style-name="P5"><text:tab/><text:span text:style-name="T6">pos = total.indexOf (old)</text:span></text:p>
      <text:p text:style-name="P5"/>
      <text:p text:style-name="P5"><text:tab/><text:span text:style-name="T8">longold=old.length()</text:span></text:p>
      <text:p text:style-name="P5"><text:tab/></text:p>
      <text:p text:style-name="P5"><text:tab/><text:span text:style-name="T6">MIENTRAS pos != -1</text:span></text:p>
      <text:p text:style-name="P6"><text:tab/><text:tab/><text:span text:style-name="T10">aux=aux+total.substr(inicio,pos)+new</text:span></text:p>
      <text:p text:style-name="P6"><text:tab/><text:tab/><text:span text:style-name="T10">inicio=pos+old.leng()</text:span></text:p>
      <text:p text:style-name="P6"><text:tab/><text:tab/><text:span text:style-name="T10">pos=total.IndexOf(old,inicio)</text:span></text:p>
      <text:p text:style-name="P6"><text:tab/><text:span text:style-name="T10">FIN MIENTRAS</text:span></text:p>
      <text:p text:style-name="P6"/>
      <text:p text:style-name="P6"><text:tab/><text:span text:style-name="T10">aux=aux+total.substr(inicio)</text:span></text:p>
      <text:p text:style-name="P6"><text:tab/><text:span text:style-name="T10">return aux</text:span></text:p>
      <text:p text:style-name="P14">FIN</text:p>
      <text:p text:style-name="P26">EJER <text:span text:style-name="T11">3</text:span></text:p>
      <text:p text:style-name="P7">METODO <text:span text:style-name="T12">isVowelInString</text:span> (String <text:span text:style-name="T12">s,Char c</text:span>) DEVUELDE <text:span text:style-name="T11">ENTERO</text:span></text:p>
      <text:p text:style-name="P24"><text:tab/>s=s.toLowerCase</text:p>
      <text:p text:style-name="P8"><text:tab/><text:span text:style-name="T13">c=c.toLowerCase</text:span></text:p>
      <text:p text:style-name="P24"><text:tab/></text:p>
      <text:p text:style-name="P24"><text:tab/>SI s.indexOf(c)==-1</text:p>
      <text:p text:style-name="P8"><text:tab/><text:tab/><text:span text:style-name="T13">return 0</text:span></text:p>
      <text:p text:style-name="P8"><text:tab/><text:span text:style-name="T13">ELSE</text:span></text:p>
      <text:p text:style-name="P8"><text:tab/><text:tab/><text:span text:style-name="T13">return 1</text:span></text:p>
      <text:p text:style-name="P15"><text:tab/><text:span text:style-name="T13">FIN SI</text:span></text:p>
      <text:p text:style-name="P16">FIN</text:p>
      <text:p text:style-name="P16"/>
      <text:p text:style-name="P16">METODO numberOfDifferentVowel (String s) DEVUELVE ENTERO</text:p>
      <text:p text:style-name="P17"><text:tab/><text:span text:style-name="T14">cont ENTERO</text:span></text:p>
      <text:p text:style-name="P17"/>
      <text:p text:style-name="P17"><text:tab/><text:span text:style-name="T14">sA=</text:span>isVowelInString(<text:span text:style-name="T14">s,</text:span>‘<text:span text:style-name="T14">a</text:span>’<text:span text:style-name="T14">)</text:span></text:p>
      <text:p text:style-name="P17"><text:tab/><text:span text:style-name="T14">sE=</text:span>isVowelInString(<text:span text:style-name="T14">s,</text:span>‘<text:span text:style-name="T14">e</text:span>’<text:span text:style-name="T14">)</text:span></text:p>
      <text:p text:style-name="P17"><text:tab/><text:span text:style-name="T14">sI=</text:span>isVowelInString(<text:span text:style-name="T14">s,</text:span>‘<text:span text:style-name="T14">i</text:span>’<text:span text:style-name="T14">)</text:span></text:p>
      <text:p text:style-name="P17"><text:tab/><text:span text:style-name="T14">sO=</text:span>isVowelInString(<text:span text:style-name="T14">s,</text:span>‘<text:span text:style-name="T14">o</text:span>’<text:span text:style-name="T14">)</text:span></text:p>
      <text:p text:style-name="P17"><text:tab/><text:span text:style-name="T14">sU=</text:span>isVowelInString(<text:span text:style-name="T14">s,’u</text:span>’<text:span text:style-name="T14">)</text:span></text:p>
      <text:p text:style-name="P17"/>
      <text:p text:style-name="P17"><text:tab/>return cont</text:p>
      <text:p text:style-name="P17">FIN</text:p>
      <text:p text:style-name="P27">EJER 4</text:p>
      <text:p text:style-name="P20">METODO isVowel (char c) DEVUELVE <text:span text:style-name="T16">ENTERO</text:span></text:p>
      <text:p text:style-name="P21"><text:s/><text:tab/><text:span text:style-name="T16">SI c=”a” || c=”e” || c=”i” || c=”o” || c=”u”</text:span></text:p>
      <text:p text:style-name="P18"><text:tab/><text:tab/><text:span text:style-name="T16">return 1</text:span></text:p>
      <text:p text:style-name="P18"><text:tab/><text:span text:style-name="T16">SI NO</text:span></text:p>
      <text:p text:style-name="P18"><text:tab/><text:tab/><text:span text:style-name="T16">return 0</text:span></text:p>
      <text:p text:style-name="P18"><text:tab/><text:span text:style-name="T16">FIN SI</text:span></text:p>
      <text:p text:style-name="P22">FIN</text:p>
      <text:p text:style-name="P22"/>
      <text:p text:style-name="P18">METODO consonantsVowels (String old) DEVUELVE STRING</text:p>
      <text:p text:style-name="P18"><text:tab/><text:span text:style-name="T18">c=old.charAt()</text:span></text:p>
      <text:p text:style-name="P18"><text:tab/><text:span text:style-name="T17">long ENTERO</text:span></text:p>
      <text:p text:style-name="P18"><text:tab/><text:span text:style-name="T17">vcl=”” STRING</text:span></text:p>
      <text:p text:style-name="P18"><text:tab/><text:span text:style-name="T17">cst=”” STRING</text:span></text:p>
      <text:p text:style-name="P18"><text:tab/><text:span text:style-name="T15">String </text:span>old1<text:span text:style-name="T15">=old.toLowerCase.trim.replaceAll (‘ ‘,’’)</text:span></text:p>
      <text:p text:style-name="P18"><text:tab/><text:span text:style-name="T17">long=old1.length</text:span></text:p>
      <text:p text:style-name="P18"><text:tab/></text:p>
      <text:p text:style-name="P18"><text:tab/><text:span text:style-name="T17">PARA i DE 0 a long CON INC 1</text:span></text:p>
      <text:p text:style-name="P18"><text:tab/><text:tab/><text:span text:style-name="T16">SI isVowel(old1.charAt(1))</text:span></text:p>
      <text:p text:style-name="P18"><text:tab/><text:tab/><text:tab/><text:span text:style-name="T17">vsl=vsl+c</text:span></text:p>
      <text:p text:style-name="P18"><text:tab/><text:tab/><text:span text:style-name="T18">ELSE</text:span></text:p>
      <text:p text:style-name="P18"><text:tab/><text:tab/><text:tab/><text:span text:style-name="T18">cst=cst+c</text:span></text:p>
      <text:p text:style-name="P18"><text:tab/><text:span text:style-name="T16">SI NO</text:span></text:p>
      <text:p text:style-name="P18"><text:tab/><text:span text:style-name="T16">FIN SI</text:span></text:p>
      <text:p text:style-name="P19"><text:tab/></text:p>
      <text:p text:style-name="P19"/>
      <text:p text:style-name="P28">EJER <text:span text:style-name="T19">5</text:span></text:p>
      <text:p text:style-name="P23">METODO noRepeat (String s) DEVUELVE STRING</text:p>
      <text:p text:style-name="P23"><text:tab/>ENTERO longs=s.length()-1</text:p>
      <text:p text:style-name="P23"><text:tab/><text:span text:style-name="T20">STRING</text:span> i <text:span text:style-name="T20">= (“”)</text:span></text:p>
      <text:p text:style-name="P23"><text:tab/>STRING s1=s.toLowerCase()</text:p>
      <text:p text:style-name="P23"/>
      <text:p text:style-name="P23"><text:tab/>PARA <text:span text:style-name="T20">j</text:span> DE 0 A longs CON INC=1</text:p>
      <text:p text:style-name="P23"><text:tab/><text:tab/><text:span text:style-name="T20">SI (i.inddexOf (s1.charAt(j)==-1)</text:span></text:p>
      <text:p text:style-name="P23"><text:tab/><text:tab/><text:tab/><text:span text:style-name="T20">i=i+s1.charAt(i)</text:span></text:p>
      <text:p text:style-name="P23"><text:tab/><text:tab/><text:span text:style-name="T20">FIN SI</text:span></text:p>
      <text:p text:style-name="P23"><text:tab/><text:span text:style-name="T20">FIN PARA</text:span></text:p>
      <text:p text:style-name="P33">EJER 6</text:p>
      <text:p text:style-name="P30">METODO numberOfWords (s String) DEVUELVE ENTERO</text:p>
      <text:p text:style-name="P30"><text:tab/>String [] resul=s.split(“ “)</text:p>
      <text:p text:style-name="P30"><text:tab/><text:span text:style-name="T21">int i,total=0</text:span></text:p>
      <text:p text:style-name="P30"/>
      <text:p text:style-name="P30"><text:tab/>PARA i=0,i&lt;resul.length,i++</text:p>
      <text:p text:style-name="P30"><text:tab/><text:tab/>SI <text:span text:style-name="T21">result[i].length()!=0</text:span></text:p>
      <text:p text:style-name="P30"><text:tab/><text:tab/><text:tab/><text:span text:style-name="T21">total++</text:span></text:p>
      <text:p text:style-name="P30"><text:tab/><text:tab/><text:span text:style-name="T21">FIN SI</text:span></text:p>
      <text:p text:style-name="P30"><text:tab/><text:span text:style-name="T21">FIN PARA</text:span></text:p>
      <text:p text:style-name="P31">FIN</text:p>
      <text:p text:style-name="P33">EJER 7</text:p>
      <text:p text:style-name="P32">METODO sumOfString (String s) DEVUELVE ENTERO</text:p>
      <text:p text:style-name="P3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08:37:37.781122932</meta:creation-date>
    <dc:date>2019-11-21T14:33:59.306040156</dc:date>
    <meta:editing-duration>PT47M3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7" meta:paragraph-count="109" meta:word-count="283" meta:character-count="2161" meta:non-whitespace-character-count="1858"/>
  </office:meta>
</office:document-meta>
</file>